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font-weight="bold" officeooo:rsid="00171c36" officeooo:paragraph-rsid="00171c36" style:font-weight-asian="bold" style:font-weight-complex="bold"/>
    </style:style>
    <style:style style:name="P2" style:family="paragraph" style:parent-style-name="Subtitle">
      <style:text-properties style:font-name="Liberation Sans" fo:font-size="18pt" officeooo:rsid="00171c36" officeooo:paragraph-rsid="00171c36" style:font-name-asian="Noto Sans CJK SC" style:font-size-asian="18pt" style:font-name-complex="Lohit Devanagari" style:font-size-complex="18pt"/>
    </style:style>
    <style:style style:name="P3" style:family="paragraph" style:parent-style-name="Text_20_body">
      <style:text-properties officeooo:rsid="00171c36" officeooo:paragraph-rsid="00171c36"/>
    </style:style>
    <style:style style:name="T1" style:family="text">
      <style:text-properties officeooo:rsid="00182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ements</text:p>
      <text:p text:style-name="P1">select</text:p>
      <text:p text:style-name="P3">&lt;select multiple&gt;&lt;/select&gt; - Allows multiple selection. <text:span text:style-name="T1">@32 #selectMultip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09:56:31.541476088</meta:creation-date>
    <meta:generator>LibreOffice/6.4.4.2$Linux_X86_64 LibreOffice_project/40$Build-2</meta:generator>
    <dc:date>2020-07-14T09:59:14.088669275</dc:date>
    <meta:editing-duration>PT2M41S</meta:editing-duration>
    <meta:editing-cycles>3</meta:editing-cycles>
    <meta:document-statistic meta:table-count="0" meta:image-count="0" meta:object-count="0" meta:page-count="1" meta:paragraph-count="3" meta:word-count="10" meta:character-count="89" meta:non-whitespace-character-count="82"/>
  </office:meta>
</office:document-meta>
</file>